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464cm"/>
    </style:style>
    <style:style style:name="co6" style:family="table-column">
      <style:table-column-properties fo:break-before="auto" style:column-width="1.157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55cm"/>
    </style:style>
    <style:style style:name="co9" style:family="table-column">
      <style:table-column-properties fo:break-before="auto" style:column-width="1.03cm"/>
    </style:style>
    <style:style style:name="co10" style:family="table-column">
      <style:table-column-properties fo:break-before="auto" style:column-width="6.826cm"/>
    </style:style>
    <style:style style:name="co11" style:family="table-column">
      <style:table-column-properties fo:break-before="auto" style:column-width="1.5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697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74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afd095" fo:wrap-option="wrap" fo:border="0.74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0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b66c" fo:wrap-option="wrap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b4c7dc" fo:wrap-option="wrap" fo:border="0.74pt solid #000000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d8ce" fo:wrap-option="wrap" fo:border="0.74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transparent" fo:wrap-option="wrap" fo:border="0.74pt solid #000000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wrap-option="wrap" fo:border-left="0.74pt solid #000000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transparent" fo:wrap-option="wrap" fo:border-left="0.74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#ff7b59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ffd8c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74pt solid #000000" fo:background-color="#ffd8c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9"/>
        <table:table-column table:style-name="co9" table:default-cell-style-name="ce9"/>
        <table:table-column table:style-name="co10" table:default-cell-style-name="ce25"/>
        <table:table-column table:style-name="co11" table:default-cell-style-name="ce9"/>
        <table:table-column table:style-name="co12" table:number-columns-repeated="4" table:default-cell-style-name="ce9"/>
        <table:table-column table:style-name="co12" table:number-columns-repeated="17" table:default-cell-style-name="ce33"/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)</text:p>
          </table:table-cell>
          <table:covered-table-cell table:style-name="ce2"/>
          <table:covered-table-cell table:number-columns-repeated="5"/>
          <table:table-cell table:style-name="ce11" table:number-columns-repeated="2"/>
          <table:table-cell table:style-name="ce21" office:value-type="string" calcext:value-type="string">
            <text:p>TOTAL</text:p>
          </table:table-cell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B5]*[.$D$3]" office:value-type="float" office:value="324" calcext:value-type="float">
            <text:p>324</text:p>
          </table:table-cell>
          <table:table-cell table:formula="of:=[.B5]*[.$E$3]" office:value-type="float" office:value="1386" calcext:value-type="float">
            <text:p>1386</text:p>
          </table:table-cell>
          <table:table-cell table:formula="of:=[.B5]*[.$F$3]" office:value-type="float" office:value="1152" calcext:value-type="float">
            <text:p>1152</text:p>
          </table:table-cell>
          <table:table-cell table:formula="of:=[.B5]*[.$G$4]" office:value-type="float" office:value="7200" calcext:value-type="float">
            <text:p>7200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B6]*[.$D$3]" office:value-type="float" office:value="1386" calcext:value-type="float">
            <text:p>1386</text:p>
          </table:table-cell>
          <table:table-cell table:formula="of:=[.B6]*[.$E$3]" office:value-type="float" office:value="5929" calcext:value-type="float">
            <text:p>5929</text:p>
          </table:table-cell>
          <table:table-cell table:formula="of:=[.B6]*[.$F$3]" office:value-type="float" office:value="4928" calcext:value-type="float">
            <text:p>4928</text:p>
          </table:table-cell>
          <table:table-cell table:formula="of:=[.B6]*[.$G$4]" office:value-type="float" office:value="30800" calcext:value-type="float">
            <text:p>30800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B7]*[.$D$3]" office:value-type="float" office:value="1152" calcext:value-type="float">
            <text:p>1152</text:p>
          </table:table-cell>
          <table:table-cell table:formula="of:=[.B7]*[.$E$3]" office:value-type="float" office:value="4928" calcext:value-type="float">
            <text:p>4928</text:p>
          </table:table-cell>
          <table:table-cell table:formula="of:=[.B7]*[.$F$3]" office:value-type="float" office:value="4096" calcext:value-type="float">
            <text:p>4096</text:p>
          </table:table-cell>
          <table:table-cell table:formula="of:=[.B7]*[.$G$4]" office:value-type="float" office:value="25600" calcext:value-type="float">
            <text:p>25600</text:p>
          </table:table-cell>
          <table:table-cell table:style-name="ce11" table:number-columns-repeated="2"/>
          <table:table-cell table:style-name="ce23" office:value-type="string" calcext:value-type="string">
            <text:p>SOMME (nb d’image)</text:p>
          </table:table-cell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B8]*[.$D$3]" office:value-type="float" office:value="756" calcext:value-type="float">
            <text:p>756</text:p>
          </table:table-cell>
          <table:table-cell table:formula="of:=[.B8]*[.$E$3]" office:value-type="float" office:value="3234" calcext:value-type="float">
            <text:p>3234</text:p>
          </table:table-cell>
          <table:table-cell table:formula="of:=[.B8]*[.$F$3]" office:value-type="float" office:value="2688" calcext:value-type="float">
            <text:p>2688</text:p>
          </table:table-cell>
          <table:table-cell table:formula="of:=[.B8]*[.$G$4]" office:value-type="float" office:value="16800" calcext:value-type="float">
            <text:p>16800</text:p>
          </table:table-cell>
          <table:table-cell table:style-name="ce11" table:number-columns-repeated="2"/>
          <table:table-cell table:style-name="ce24" table:formula="of:=SUM([.D5:.G8])" office:value-type="float" office:value="112359" calcext:value-type="float">
            <text:p>112359</text:p>
          </table:table-cell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3">
          <table:table-cell table:style-name="ce1" office:value-type="string" calcext:value-type="string" table:number-columns-spanned="7" table:number-rows-spanned="1">
            <text:p>Estimation du volume occupé par les images qui peuvent être générées (reg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B14]*[.$D$12]*[.$D$13]" office:value-type="float" office:value="9720" calcext:value-type="float">
            <text:p>9720</text:p>
          </table:table-cell>
          <table:table-cell table:formula="of:=[.C14]*[.$E$12]*[.$E$13]" office:value-type="float" office:value="57750" calcext:value-type="float">
            <text:p>57750</text:p>
          </table:table-cell>
          <table:table-cell table:formula="of:=[.C14]*[.$F$12]*[.$F$13]" office:value-type="float" office:value="76800" calcext:value-type="float">
            <text:p>76800</text:p>
          </table:table-cell>
          <table:table-cell table:formula="of:=[.C14]*[.$G$12]*[.$G$13]" office:value-type="float" office:value="504000" calcext:value-type="float">
            <text:p>504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B15]*[.$D$12]*[.$D$13]" office:value-type="float" office:value="41580" calcext:value-type="float">
            <text:p>41580</text:p>
          </table:table-cell>
          <table:table-cell table:formula="of:=[.C15]*[.$E$12]*[.$E$13]" office:value-type="float" office:value="48125" calcext:value-type="float">
            <text:p>48125</text:p>
          </table:table-cell>
          <table:table-cell table:formula="of:=[.C15]*[.$F$12]*[.$F$13]" office:value-type="float" office:value="64000" calcext:value-type="float">
            <text:p>64000</text:p>
          </table:table-cell>
          <table:table-cell table:formula="of:=[.C15]*[.$G$12]*[.$G$13]" office:value-type="float" office:value="420000" calcext:value-type="float">
            <text:p>420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B16]*[.$D$12]*[.$D$13]" office:value-type="float" office:value="34560" calcext:value-type="float">
            <text:p>34560</text:p>
          </table:table-cell>
          <table:table-cell table:formula="of:=[.C16]*[.$E$12]*[.$E$13]" office:value-type="float" office:value="77000" calcext:value-type="float">
            <text:p>77000</text:p>
          </table:table-cell>
          <table:table-cell table:formula="of:=[.C16]*[.$F$12]*[.$F$13]" office:value-type="float" office:value="102400" calcext:value-type="float">
            <text:p>102400</text:p>
          </table:table-cell>
          <table:table-cell table:formula="of:=[.C16]*[.$G$12]*[.$G$13]" office:value-type="float" office:value="672000" calcext:value-type="float">
            <text:p>672000</text:p>
          </table:table-cell>
          <table:table-cell table:number-columns-repeated="2"/>
          <table:table-cell table:style-name="ce23" office:value-type="string" calcext:value-type="string">
            <text:p>SOMME (volume en Mo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B17]*[.$D$12]*[.$D$13]" office:value-type="float" office:value="22680" calcext:value-type="float">
            <text:p>22680</text:p>
          </table:table-cell>
          <table:table-cell table:formula="of:=[.C17]*[.$E$12]*[.$E$13]" office:value-type="float" office:value="770000" calcext:value-type="float">
            <text:p>770000</text:p>
          </table:table-cell>
          <table:table-cell table:formula="of:=[.C17]*[.$F$12]*[.$F$13]" office:value-type="float" office:value="1024000" calcext:value-type="float">
            <text:p>1024000</text:p>
          </table:table-cell>
          <table:table-cell table:formula="of:=[.C17]*[.$G$12]*[.$G$13]" office:value-type="float" office:value="6720000" calcext:value-type="float">
            <text:p>6720000</text:p>
          </table:table-cell>
          <table:table-cell table:number-columns-repeated="2"/>
          <table:table-cell table:style-name="ce24" table:formula="of:=SUM([.D14:.G17])" office:value-type="float" office:value="10644615" calcext:value-type="float">
            <text:p>10644615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_brain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.5" calcext:value-type="float">
            <text:p>3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10" calcext:value-type="float">
            <text:p>10</text:p>
          </table:table-cell>
          <table:table-cell table:formula="of:=[.B23]*[.$D$3]" office:value-type="float" office:value="324" calcext:value-type="float">
            <text:p>324</text:p>
          </table:table-cell>
          <table:table-cell table:formula="of:=[.B23]*[.$E$3]" office:value-type="float" office:value="1386" calcext:value-type="float">
            <text:p>1386</text:p>
          </table:table-cell>
          <table:table-cell table:formula="of:=[.B23]*[.$F$3]" office:value-type="float" office:value="1152" calcext:value-type="float">
            <text:p>1152</text:p>
          </table:table-cell>
          <table:table-cell table:formula="of:=[.B23]*[.$G$4]" office:value-type="float" office:value="7200" calcext:value-type="float">
            <text:p>7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3.5" calcext:value-type="float">
            <text:p>3,5</text:p>
          </table:table-cell>
          <table:table-cell table:formula="of:=[.B24]*[.$D$3]" office:value-type="float" office:value="1386" calcext:value-type="float">
            <text:p>1386</text:p>
          </table:table-cell>
          <table:table-cell table:formula="of:=[.B24]*[.$E$3]" office:value-type="float" office:value="5929" calcext:value-type="float">
            <text:p>5929</text:p>
          </table:table-cell>
          <table:table-cell table:formula="of:=[.B24]*[.$F$3]" office:value-type="float" office:value="4928" calcext:value-type="float">
            <text:p>4928</text:p>
          </table:table-cell>
          <table:table-cell table:formula="of:=[.B24]*[.$G$4]" office:value-type="float" office:value="30800" calcext:value-type="float">
            <text:p>308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5" calcext:value-type="float">
            <text:p>5</text:p>
          </table:table-cell>
          <table:table-cell table:formula="of:=[.B25]*[.$D$3]" office:value-type="float" office:value="1152" calcext:value-type="float">
            <text:p>1152</text:p>
          </table:table-cell>
          <table:table-cell table:formula="of:=[.B25]*[.$E$3]" office:value-type="float" office:value="4928" calcext:value-type="float">
            <text:p>4928</text:p>
          </table:table-cell>
          <table:table-cell table:formula="of:=[.B25]*[.$F$3]" office:value-type="float" office:value="4096" calcext:value-type="float">
            <text:p>4096</text:p>
          </table:table-cell>
          <table:table-cell table:formula="of:=[.B25]*[.$G$4]" office:value-type="float" office:value="25600" calcext:value-type="float">
            <text:p>25600</text:p>
          </table:table-cell>
          <table:table-cell table:number-columns-repeated="2"/>
          <table:table-cell table:style-name="ce23" office:value-type="string" calcext:value-type="string">
            <text:p>SOMME (nb d’image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50" calcext:value-type="float">
            <text:p>50</text:p>
          </table:table-cell>
          <table:table-cell table:formula="of:=[.B26]*[.$D$3]" office:value-type="float" office:value="756" calcext:value-type="float">
            <text:p>756</text:p>
          </table:table-cell>
          <table:table-cell table:formula="of:=[.B26]*[.$E$3]" office:value-type="float" office:value="3234" calcext:value-type="float">
            <text:p>3234</text:p>
          </table:table-cell>
          <table:table-cell table:formula="of:=[.B26]*[.$F$3]" office:value-type="float" office:value="2688" calcext:value-type="float">
            <text:p>2688</text:p>
          </table:table-cell>
          <table:table-cell table:formula="of:=[.B26]*[.$G$4]" office:value-type="float" office:value="16800" calcext:value-type="float">
            <text:p>16800</text:p>
          </table:table-cell>
          <table:table-cell table:number-columns-repeated="2"/>
          <table:table-cell table:style-name="ce24" table:formula="of:=SUM([.D23:.G26])" office:value-type="float" office:value="112359" calcext:value-type="float">
            <text:p>112359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images qui peuvent être générées (reg_brain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.5" calcext:value-type="float">
            <text:p>3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10" calcext:value-type="float">
            <text:p>10</text:p>
          </table:table-cell>
          <table:table-cell table:formula="of:=[.B32]*[.$D$12]*[.$D$13]" office:value-type="float" office:value="9720" calcext:value-type="float">
            <text:p>9720</text:p>
          </table:table-cell>
          <table:table-cell table:formula="of:=[.C32]*[.$E$12]*[.$E$13]" office:value-type="float" office:value="19250" calcext:value-type="float">
            <text:p>19250</text:p>
          </table:table-cell>
          <table:table-cell table:formula="of:=[.C32]*[.$F$12]*[.$F$13]" office:value-type="float" office:value="25600" calcext:value-type="float">
            <text:p>25600</text:p>
          </table:table-cell>
          <table:table-cell table:formula="of:=[.C32]*[.$G$12]*[.$G$13]" office:value-type="float" office:value="168000" calcext:value-type="float">
            <text:p>168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3.5" calcext:value-type="float">
            <text:p>3,5</text:p>
          </table:table-cell>
          <table:table-cell table:formula="of:=[.B33]*[.$D$12]*[.$D$13]" office:value-type="float" office:value="41580" calcext:value-type="float">
            <text:p>41580</text:p>
          </table:table-cell>
          <table:table-cell table:formula="of:=[.C33]*[.$E$12]*[.$E$13]" office:value-type="float" office:value="6737.5" calcext:value-type="float">
            <text:p>6737,5</text:p>
          </table:table-cell>
          <table:table-cell table:formula="of:=[.C33]*[.$F$12]*[.$F$13]" office:value-type="float" office:value="8960" calcext:value-type="float">
            <text:p>8960</text:p>
          </table:table-cell>
          <table:table-cell table:formula="of:=[.C33]*[.$G$12]*[.$G$13]" office:value-type="float" office:value="58800" calcext:value-type="float">
            <text:p>588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5" calcext:value-type="float">
            <text:p>5</text:p>
          </table:table-cell>
          <table:table-cell table:formula="of:=[.B34]*[.$D$12]*[.$D$13]" office:value-type="float" office:value="34560" calcext:value-type="float">
            <text:p>34560</text:p>
          </table:table-cell>
          <table:table-cell table:formula="of:=[.C34]*[.$E$12]*[.$E$13]" office:value-type="float" office:value="9625" calcext:value-type="float">
            <text:p>9625</text:p>
          </table:table-cell>
          <table:table-cell table:formula="of:=[.C34]*[.$F$12]*[.$F$13]" office:value-type="float" office:value="12800" calcext:value-type="float">
            <text:p>12800</text:p>
          </table:table-cell>
          <table:table-cell table:formula="of:=[.C34]*[.$G$12]*[.$G$13]" office:value-type="float" office:value="84000" calcext:value-type="float">
            <text:p>84000</text:p>
          </table:table-cell>
          <table:table-cell table:number-columns-repeated="2"/>
          <table:table-cell table:style-name="ce23" office:value-type="string" calcext:value-type="string">
            <text:p>SOMME (volume en Mo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50" calcext:value-type="float">
            <text:p>50</text:p>
          </table:table-cell>
          <table:table-cell table:formula="of:=[.B35]*[.$D$12]*[.$D$13]" office:value-type="float" office:value="22680" calcext:value-type="float">
            <text:p>22680</text:p>
          </table:table-cell>
          <table:table-cell table:formula="of:=[.C35]*[.$E$12]*[.$E$13]" office:value-type="float" office:value="96250" calcext:value-type="float">
            <text:p>96250</text:p>
          </table:table-cell>
          <table:table-cell table:formula="of:=[.C35]*[.$F$12]*[.$F$13]" office:value-type="float" office:value="128000" calcext:value-type="float">
            <text:p>128000</text:p>
          </table:table-cell>
          <table:table-cell table:formula="of:=[.C35]*[.$G$12]*[.$G$13]" office:value-type="float" office:value="840000" calcext:value-type="float">
            <text:p>840000</text:p>
          </table:table-cell>
          <table:table-cell table:number-columns-repeated="2"/>
          <table:table-cell table:style-name="ce24" table:formula="of:=SUM([.D32:.G35])" office:value-type="float" office:value="1566562.5" calcext:value-type="float">
            <text:p>1566562,5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_inv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B41]*[.$D$39]" office:value-type="float" office:value="324" calcext:value-type="float">
            <text:p>324</text:p>
          </table:table-cell>
          <table:table-cell table:formula="of:=[.B41]*[.$E$39]" office:value-type="float" office:value="1386" calcext:value-type="float">
            <text:p>1386</text:p>
          </table:table-cell>
          <table:table-cell table:formula="of:=[.B41]*[.$F$39]" office:value-type="float" office:value="1152" calcext:value-type="float">
            <text:p>1152</text:p>
          </table:table-cell>
          <table:table-cell table:formula="of:=[.B41]*[.$G$40]" office:value-type="float" office:value="7200" calcext:value-type="float">
            <text:p>7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B42]*[.$D$39]" office:value-type="float" office:value="1386" calcext:value-type="float">
            <text:p>1386</text:p>
          </table:table-cell>
          <table:table-cell table:formula="of:=[.B42]*[.$E$39]" office:value-type="float" office:value="5929" calcext:value-type="float">
            <text:p>5929</text:p>
          </table:table-cell>
          <table:table-cell table:formula="of:=[.B42]*[.$F$39]" office:value-type="float" office:value="4928" calcext:value-type="float">
            <text:p>4928</text:p>
          </table:table-cell>
          <table:table-cell table:formula="of:=[.B42]*[.$G$40]" office:value-type="float" office:value="30800" calcext:value-type="float">
            <text:p>308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B43]*[.$D$39]" office:value-type="float" office:value="1152" calcext:value-type="float">
            <text:p>1152</text:p>
          </table:table-cell>
          <table:table-cell table:formula="of:=[.B43]*[.$E$39]" office:value-type="float" office:value="4928" calcext:value-type="float">
            <text:p>4928</text:p>
          </table:table-cell>
          <table:table-cell table:formula="of:=[.B43]*[.$F$39]" office:value-type="float" office:value="4096" calcext:value-type="float">
            <text:p>4096</text:p>
          </table:table-cell>
          <table:table-cell table:formula="of:=[.B43]*[.$G$40]" office:value-type="float" office:value="25600" calcext:value-type="float">
            <text:p>25600</text:p>
          </table:table-cell>
          <table:table-cell table:number-columns-repeated="2"/>
          <table:table-cell table:style-name="ce23" office:value-type="string" calcext:value-type="string">
            <text:p>SOMME (nb d’image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B44]*[.$D$39]" office:value-type="float" office:value="756" calcext:value-type="float">
            <text:p>756</text:p>
          </table:table-cell>
          <table:table-cell table:formula="of:=[.B44]*[.$E$39]" office:value-type="float" office:value="3234" calcext:value-type="float">
            <text:p>3234</text:p>
          </table:table-cell>
          <table:table-cell table:formula="of:=[.B44]*[.$F$39]" office:value-type="float" office:value="2688" calcext:value-type="float">
            <text:p>2688</text:p>
          </table:table-cell>
          <table:table-cell table:formula="of:=[.B44]*[.$G$40]" office:value-type="float" office:value="16800" calcext:value-type="float">
            <text:p>16800</text:p>
          </table:table-cell>
          <table:table-cell table:number-columns-repeated="2"/>
          <table:table-cell table:style-name="ce24" table:formula="of:=SUM([.D41:.G44])" office:value-type="float" office:value="112359" calcext:value-type="float">
            <text:p>112359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4">
          <table:table-cell table:style-name="ce1" office:value-type="string" calcext:value-type="string" table:number-columns-spanned="7" table:number-rows-spanned="1">
            <text:p>Estimation du volume occupé par les images qui peuvent être générées (reg_inv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D48]*[.$B$50]*[.$C$50]" office:value-type="float" office:value="9720" calcext:value-type="float">
            <text:p>9720</text:p>
          </table:table-cell>
          <table:table-cell table:formula="of:=[.E48]*[.$B$50]*[.$C$50]" office:value-type="float" office:value="41580" calcext:value-type="float">
            <text:p>41580</text:p>
          </table:table-cell>
          <table:table-cell table:formula="of:=[.F48]*[.$B$50]*[.$C$50]" office:value-type="float" office:value="34560" calcext:value-type="float">
            <text:p>34560</text:p>
          </table:table-cell>
          <table:table-cell table:formula="of:=[.G48]*[.$B$50]*[.$C$50]" office:value-type="float" office:value="22680" calcext:value-type="float">
            <text:p>2268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D48]*[.$B$51]*[.$C$51]" office:value-type="float" office:value="34650" calcext:value-type="float">
            <text:p>34650</text:p>
          </table:table-cell>
          <table:table-cell table:formula="of:=[.E48]*[.$B$51]*[.$C$51]" office:value-type="float" office:value="148225" calcext:value-type="float">
            <text:p>148225</text:p>
          </table:table-cell>
          <table:table-cell table:formula="of:=[.F48]*[.$B$51]*[.$C$51]" office:value-type="float" office:value="123200" calcext:value-type="float">
            <text:p>123200</text:p>
          </table:table-cell>
          <table:table-cell table:formula="of:=[.G48]*[.$B$51]*[.$C$51]" office:value-type="float" office:value="80850" calcext:value-type="float">
            <text:p>808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D48]*[.$B$52]*[.$C$52]" office:value-type="float" office:value="46080" calcext:value-type="float">
            <text:p>46080</text:p>
          </table:table-cell>
          <table:table-cell table:formula="of:=[.E48]*[.$B$52]*[.$C$52]" office:value-type="float" office:value="197120" calcext:value-type="float">
            <text:p>197120</text:p>
          </table:table-cell>
          <table:table-cell table:formula="of:=[.F48]*[.$B$52]*[.$C$52]" office:value-type="float" office:value="163840" calcext:value-type="float">
            <text:p>163840</text:p>
          </table:table-cell>
          <table:table-cell table:formula="of:=[.G48]*[.$B$52]*[.$C$52]" office:value-type="float" office:value="107520" calcext:value-type="float">
            <text:p>107520</text:p>
          </table:table-cell>
          <table:table-cell table:number-columns-repeated="2"/>
          <table:table-cell table:style-name="ce23" office:value-type="string" calcext:value-type="string">
            <text:p>SOMME (volume en Mo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D48]*[.$B$53]*[.$C$53]" office:value-type="float" office:value="302400" calcext:value-type="float">
            <text:p>302400</text:p>
          </table:table-cell>
          <table:table-cell table:formula="of:=[.E48]*[.$B$53]*[.$C$53]" office:value-type="float" office:value="1293600" calcext:value-type="float">
            <text:p>1293600</text:p>
          </table:table-cell>
          <table:table-cell table:formula="of:=[.F48]*[.$B$53]*[.$C$53]" office:value-type="float" office:value="1075200" calcext:value-type="float">
            <text:p>1075200</text:p>
          </table:table-cell>
          <table:table-cell table:formula="of:=[.G48]*[.$B$53]*[.$C$53]" office:value-type="float" office:value="705600" calcext:value-type="float">
            <text:p>705600</text:p>
          </table:table-cell>
          <table:table-cell table:number-columns-repeated="2"/>
          <table:table-cell table:style-name="ce24" table:formula="of:=SUM([.D50:.G53])" office:value-type="float" office:value="4386825" calcext:value-type="float">
            <text:p>4386825</text:p>
          </table:table-cell>
          <table:table-cell table:number-columns-repeated="22"/>
        </table:table-row>
        <table:table-row table:style-name="ro5">
          <table:table-cell table:style-name="ce9" table:number-columns-repeated="7"/>
          <table:table-cell table:number-columns-repeated="25"/>
        </table:table-row>
        <table:table-row table:style-name="ro6">
          <table:table-cell table:style-name="ce1" office:value-type="string" calcext:value-type="string" table:number-columns-spanned="8" table:number-rows-spanned="1">
            <text:p>Estimation du volume occupé par les images des bases de données (en niveau de gris, brain et seg)</text:p>
          </table:table-cell>
          <table:covered-table-cell table:style-name="ce2"/>
          <table:covered-table-cell/>
          <table:covered-table-cell table:number-columns-repeated="4" table:style-name="ce17"/>
          <table:covered-table-cell table:style-name="ce2"/>
          <table:table-cell table:style-name="ce19"/>
          <table:table-cell table:number-columns-repeated="23"/>
        </table:table-row>
        <table:table-row table:style-name="ro1">
          <table:table-cell table:style-name="ce2" table:number-columns-repeated="2"/>
          <table:table-cell table:style-name="ce15" office:value-type="string" calcext:value-type="string" table:number-columns-spanned="2" table:number-rows-spanned="1">
            <text:p>images en NG</text:p>
          </table:table-cell>
          <table:covered-table-cell table:style-name="ce17"/>
          <table:table-cell table:style-name="ce18" office:value-type="string" calcext:value-type="string" table:number-columns-spanned="2" table:number-rows-spanned="1">
            <text:p>images brain</text:p>
          </table:table-cell>
          <table:covered-table-cell table:style-name="ce17"/>
          <table:table-cell table:style-name="ce18" office:value-type="string" calcext:value-type="string" table:number-columns-spanned="2" table:number-rows-spanned="1">
            <text:p>images seg</text:p>
          </table:table-cell>
          <table:covered-table-cell table:style-name="ce2"/>
          <table:table-cell table:style-name="ce19"/>
          <table:table-cell table:number-columns-repeated="23"/>
        </table:table-row>
        <table:table-row table:style-name="ro2">
          <table:table-cell table:style-name="ce2" table:number-columns-repeated="2"/>
          <table:table-cell office:value-type="string" calcext:value-type="string">
            <text:p>volume par image (en Mo)</text:p>
          </table:table-cell>
          <table:table-cell table:style-name="ce17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17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17" office:value-type="string" calcext:value-type="string">
            <text:p>volume total</text:p>
          </table:table-cell>
          <table:table-cell table:style-name="ce20"/>
          <table:table-cell table:number-columns-repeated="2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C58]*[.B58]" office:value-type="float" office:value="540" calcext:value-type="float">
            <text:p>540</text:p>
          </table:table-cell>
          <table:table-cell table:style-name="ce13" office:value-type="float" office:value="10" calcext:value-type="float">
            <text:p>10</text:p>
          </table:table-cell>
          <table:table-cell table:formula="of:=[.E58]*[.B58]" office:value-type="float" office:value="180" calcext:value-type="float">
            <text:p>180</text:p>
          </table:table-cell>
          <table:table-cell table:style-name="ce13" office:value-type="float" office:value="0.18" calcext:value-type="float">
            <text:p>0,18</text:p>
          </table:table-cell>
          <table:table-cell table:style-name="ce2" table:formula="of:=[.G58]*[.B58]" office:value-type="float" office:value="3.24" calcext:value-type="float">
            <text:p>3,24</text:p>
          </table:table-cell>
          <table:table-cell table:style-name="ce19"/>
          <table:table-cell table:number-columns-repeated="2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C59]*[.B59]" office:value-type="float" office:value="1925" calcext:value-type="float">
            <text:p>1925</text:p>
          </table:table-cell>
          <table:table-cell table:style-name="ce13" office:value-type="float" office:value="3.5" calcext:value-type="float">
            <text:p>3,5</text:p>
          </table:table-cell>
          <table:table-cell table:formula="of:=[.E59]*[.B59]" office:value-type="float" office:value="269.5" calcext:value-type="float">
            <text:p>269,5</text:p>
          </table:table-cell>
          <table:table-cell table:style-name="ce13" office:value-type="float" office:value="0.21" calcext:value-type="float">
            <text:p>0,21</text:p>
          </table:table-cell>
          <table:table-cell table:style-name="ce2" table:formula="of:=[.G59]*[.B59]" office:value-type="float" office:value="16.17" calcext:value-type="float">
            <text:p>16,17</text:p>
          </table:table-cell>
          <table:table-cell table:style-name="ce19"/>
          <table:table-cell table:number-columns-repeated="2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C60]*[.B60]" office:value-type="float" office:value="2560" calcext:value-type="float">
            <text:p>2560</text:p>
          </table:table-cell>
          <table:table-cell table:style-name="ce13" office:value-type="float" office:value="5" calcext:value-type="float">
            <text:p>5</text:p>
          </table:table-cell>
          <table:table-cell table:formula="of:=[.E60]*[.B60]" office:value-type="float" office:value="320" calcext:value-type="float">
            <text:p>320</text:p>
          </table:table-cell>
          <table:table-cell table:style-name="ce13" office:value-type="float" office:value="0.25" calcext:value-type="float">
            <text:p>0,25</text:p>
          </table:table-cell>
          <table:table-cell table:style-name="ce2" table:formula="of:=[.G60]*[.B60]" office:value-type="float" office:value="16" calcext:value-type="float">
            <text:p>16</text:p>
          </table:table-cell>
          <table:table-cell table:style-name="ce19"/>
          <table:table-cell table:style-name="ce23" office:value-type="string" calcext:value-type="string">
            <text:p>SOMME(volume en Mo)</text:p>
          </table:table-cell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C61]*[.B61]" office:value-type="float" office:value="16800" calcext:value-type="float">
            <text:p>16800</text:p>
          </table:table-cell>
          <table:table-cell table:style-name="ce13" office:value-type="float" office:value="50" calcext:value-type="float">
            <text:p>50</text:p>
          </table:table-cell>
          <table:table-cell table:formula="of:=[.E61]*[.B61]" office:value-type="float" office:value="2100" calcext:value-type="float">
            <text:p>2100</text:p>
          </table:table-cell>
          <table:table-cell table:style-name="ce13" office:value-type="float" office:value="2" calcext:value-type="float">
            <text:p>2</text:p>
          </table:table-cell>
          <table:table-cell table:style-name="ce2" table:formula="of:=[.G61]*[.B61]" office:value-type="float" office:value="84" calcext:value-type="float">
            <text:p>84</text:p>
          </table:table-cell>
          <table:table-cell table:style-name="ce19"/>
          <table:table-cell table:style-name="ce24" table:formula="of:=SUM([.D58:.D61];[.F58:.F61];[.H58:.H61])" office:value-type="float" office:value="24813.91" calcext:value-type="float">
            <text:p>24813,91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"/>
          <table:table-cell table:style-name="ce26"/>
          <table:table-cell table:number-columns-repeated="22"/>
        </table:table-row>
        <table:table-row table:style-name="ro1">
          <table:table-cell table:style-name="ce10" office:value-type="string" calcext:value-type="string">
            <text:p>on ne compte pas les fichiers .mat, qui ont un volume de l’ordre de l’octet</text:p>
          </table:table-cell>
          <table:table-cell table:style-name="ce9" table:number-columns-repeated="6"/>
          <table:table-cell table:number-columns-repeated="2"/>
          <table:table-cell office:value-type="string" calcext:value-type="string">
            <text:p>Somme de tout les volumes :</text:p>
          </table:table-cell>
          <table:table-cell table:number-columns-repeated="22"/>
        </table:table-row>
        <table:table-row table:style-name="ro1">
          <table:table-cell table:style-name="ce10"/>
          <table:table-cell table:style-name="ce9" table:number-columns-repeated="6"/>
          <table:table-cell table:number-columns-repeated="2"/>
          <table:table-cell table:style-name="ce27" table:formula="of:=SUM([.J17];[.J53];[.K61];[.J35])" office:value-type="float" office:value="16598002.5" calcext:value-type="float">
            <text:p>16598002,5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Slice)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28" office:value-type="string" calcext:value-type="string">
            <text:p>nb csv par volume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number-columns-repeated="20"/>
        </table:table-row>
        <table:table-row table:style-name="ro2">
          <table:table-cell table:style-name="ce2"/>
          <table:table-cell table:style-name="ce2"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7" office:value-type="string" calcext:value-type="string">
            <text:p>/</text:p>
          </table:table-cell>
          <table:table-cell table:number-columns-repeated="2"/>
          <table:table-cell table:style-name="ce29" office:value-type="string" calcext:value-type="string">
            <text:p>volume occupé par un csv <text:s/>avec autre que kirby en image fixe (Mo)</text:p>
          </table:table-cell>
          <table:table-cell table:style-name="ce32" table:formula="of:=80*0.001" office:value-type="float" office:value="0.08" calcext:value-type="float">
            <text:p>0,08</text:p>
          </table:table-cell>
          <table:table-cell table:style-name="ce30"/>
          <table:table-cell table:number-columns-repeated="20"/>
        </table:table-row>
        <table:table-row table:style-name="ro1">
          <table:table-cell table:style-name="ce2" office:value-type="string" calcext:value-type="string">
            <text:p>mobiles</text:p>
          </table:table-cell>
          <table:table-cell table:style-name="ce2" office:value-type="string" calcext:value-type="string">
            <text:p>nb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  <table:table-cell table:style-name="ce29" office:value-type="string" calcext:value-type="string">
            <text:p>volume occupé par un csv avec kirby en image fixe (Mo)</text:p>
          </table:table-cell>
          <table:table-cell table:style-name="ce32" table:formula="of:=200*0.001" office:value-type="float" office:value="0.2" calcext:value-type="float">
            <text:p>0,2</text:p>
          </table:table-cell>
          <table:table-cell table:style-name="ce30"/>
          <table:table-cell table:number-columns-repeated="20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B69]*[.$C$68]*[.$K$66]*[.$K$67]" office:value-type="float" office:value="25.92" calcext:value-type="float">
            <text:p>25,92</text:p>
          </table:table-cell>
          <table:table-cell table:formula="of:=[.$D$68]*[.B69]*[.$K$66]*[.$K$67]" office:value-type="float" office:value="110.88" calcext:value-type="float">
            <text:p>110,88</text:p>
          </table:table-cell>
          <table:table-cell table:formula="of:=[.$E$68]*[.B69]*[.$K$66]*[.$K$67]" office:value-type="float" office:value="92.16" calcext:value-type="float">
            <text:p>92,16</text:p>
          </table:table-cell>
          <table:table-cell table:formula="of:=[.$F$68]*[.B69]*[.$K$66]*[.$K$68]" office:value-type="float" office:value="151.2" calcext:value-type="float">
            <text:p>151,2</text:p>
          </table:table-cell>
          <table:table-cell table:formula="of:=[.B69]*[.$K$66]*[.$K$67]" office:value-type="float" office:value="1.44" calcext:value-type="float">
            <text:p>1,44</text:p>
          </table:table-cell>
          <table:table-cell table:number-columns-repeated="2"/>
          <table:table-cell table:style-name="ce3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B70]*[.$C$68]*[.$K$66]*[.$K$67]" office:value-type="float" office:value="110.88" calcext:value-type="float">
            <text:p>110,88</text:p>
          </table:table-cell>
          <table:table-cell table:formula="of:=[.$D$68]*[.B70]*[.$K$66]*[.$K$67]" office:value-type="float" office:value="474.32" calcext:value-type="float">
            <text:p>474,32</text:p>
          </table:table-cell>
          <table:table-cell table:formula="of:=[.$E$68]*[.B70]*[.$K$66]*[.$K$67]" office:value-type="float" office:value="394.24" calcext:value-type="float">
            <text:p>394,24</text:p>
          </table:table-cell>
          <table:table-cell table:formula="of:=[.$F$68]*[.B70]*[.$K$66]*[.$K$68]" office:value-type="float" office:value="646.8" calcext:value-type="float">
            <text:p>646,8</text:p>
          </table:table-cell>
          <table:table-cell table:formula="of:=[.B70]*[.$K$66]*[.$K$67]" office:value-type="float" office:value="6.16" calcext:value-type="float">
            <text:p>6,16</text:p>
          </table:table-cell>
          <table:table-cell table:number-columns-repeated="2"/>
          <table:table-cell table:style-name="ce30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B71]*[.$C$68]*[.$K$66]*[.$K$67]" office:value-type="float" office:value="92.16" calcext:value-type="float">
            <text:p>92,16</text:p>
          </table:table-cell>
          <table:table-cell table:formula="of:=[.$D$68]*[.B71]*[.$K$66]*[.$K$67]" office:value-type="float" office:value="394.24" calcext:value-type="float">
            <text:p>394,24</text:p>
          </table:table-cell>
          <table:table-cell table:formula="of:=[.$E$68]*[.B71]*[.$K$66]*[.$K$67]" office:value-type="float" office:value="327.68" calcext:value-type="float">
            <text:p>327,68</text:p>
          </table:table-cell>
          <table:table-cell table:formula="of:=[.$F$68]*[.B71]*[.$K$66]*[.$K$68]" office:value-type="float" office:value="537.6" calcext:value-type="float">
            <text:p>537,6</text:p>
          </table:table-cell>
          <table:table-cell table:formula="of:=[.B71]*[.$K$66]*[.$K$67]" office:value-type="float" office:value="5.12" calcext:value-type="float">
            <text:p>5,12</text:p>
          </table:table-cell>
          <table:table-cell table:number-columns-repeated="2"/>
          <table:table-cell table:style-name="ce30" office:value-type="string" calcext:value-type="string">
            <text:p>SOMME (volume en Mo)</text:p>
          </table:table-cell>
          <table:table-cell table:style-name="ce30"/>
          <table:table-cell table:style-name="ce30" office:value-type="string" calcext:value-type="string">
            <text:p>SOMME (reg+reg_in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B72]*[.$C$68]*[.$K$66]*[.$K$67]" office:value-type="float" office:value="60.48" calcext:value-type="float">
            <text:p>60,48</text:p>
          </table:table-cell>
          <table:table-cell table:formula="of:=[.$D$68]*[.B72]*[.$K$66]*[.$K$67]" office:value-type="float" office:value="258.72" calcext:value-type="float">
            <text:p>258,72</text:p>
          </table:table-cell>
          <table:table-cell table:formula="of:=[.$E$68]*[.B72]*[.$K$66]*[.$K$67]" office:value-type="float" office:value="215.04" calcext:value-type="float">
            <text:p>215,04</text:p>
          </table:table-cell>
          <table:table-cell table:formula="of:=[.$F$68]*[.B72]*[.$K$66]*[.$K$68]" office:value-type="float" office:value="352.8" calcext:value-type="float">
            <text:p>352,8</text:p>
          </table:table-cell>
          <table:table-cell table:formula="of:=[.B72]*[.$K$66]*[.K68]" office:value-type="float" office:value="8.4" calcext:value-type="float">
            <text:p>8,4</text:p>
          </table:table-cell>
          <table:table-cell table:number-columns-repeated="2"/>
          <table:table-cell table:style-name="ce31" table:formula="of:=SUM([.C69:.G72])" office:value-type="float" office:value="4266.24" calcext:value-type="float">
            <text:p>4266,24</text:p>
          </table:table-cell>
          <table:table-cell table:style-name="ce30"/>
          <table:table-cell table:style-name="ce31" table:formula="of:=[.J72]*2" office:value-type="float" office:value="8532.48" calcext:value-type="float">
            <text:p>8532,48</text:p>
          </table:table-cell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30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Keywords)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28" office:value-type="string" calcext:value-type="string">
            <text:p>nb de csv header par volume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number-columns-repeated="20"/>
        </table:table-row>
        <table:table-row table:style-name="ro2">
          <table:table-cell table:style-name="ce2"/>
          <table:table-cell table:style-name="ce2"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7" office:value-type="string" calcext:value-type="string">
            <text:p>/</text:p>
          </table:table-cell>
          <table:table-cell table:number-columns-repeated="2"/>
          <table:table-cell table:style-name="ce28" office:value-type="string" calcext:value-type="string">
            <text:p>nb csv coupe par volume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number-columns-repeated="20"/>
        </table:table-row>
        <table:table-row table:style-name="ro1">
          <table:table-cell table:style-name="ce2" office:value-type="string" calcext:value-type="string">
            <text:p>mobiles</text:p>
          </table:table-cell>
          <table:table-cell table:style-name="ce2" office:value-type="string" calcext:value-type="string">
            <text:p>nb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  <table:table-cell table:style-name="ce29" office:value-type="string" calcext:value-type="string">
            <text:p>volume occupé par un csv coupe <text:s/>avec autre que kirby en image fixe (Mo)</text:p>
          </table:table-cell>
          <table:table-cell table:style-name="ce32" table:formula="of:=200*0.001" office:value-type="float" office:value="0.2" calcext:value-type="float">
            <text:p>0,2</text:p>
          </table:table-cell>
          <table:table-cell table:style-name="ce30"/>
          <table:table-cell table:number-columns-repeated="20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76]*[.B77]*([.$K$74]*[.$K$78]+[.$K$75]*[.$K$76])" office:value-type="float" office:value="64.8324" calcext:value-type="float">
            <text:p>64,8324</text:p>
          </table:table-cell>
          <table:table-cell table:formula="of:=[.$D$76]*[.B77]*([.$K$74]*[.$K$78]+[.$K$75]*[.$K$76])" office:value-type="float" office:value="277.3386" calcext:value-type="float">
            <text:p>277,3386</text:p>
          </table:table-cell>
          <table:table-cell table:formula="of:=[.$E$76]*[.B77]*([.$K$74]*[.$K$78]+[.$K$75]*[.$K$76])" office:value-type="float" office:value="230.5152" calcext:value-type="float">
            <text:p>230,5152</text:p>
          </table:table-cell>
          <table:table-cell table:formula="of:=[.$F$76]*[.B77]*([.$K$74]*[.$K$78]+[.$K$75]*[.$K$77])" office:value-type="float" office:value="378.0756" calcext:value-type="float">
            <text:p>378,0756</text:p>
          </table:table-cell>
          <table:table-cell table:formula="of:=[.B77]*([.$K$74]*[.$K$78]+[.$K$75]*[.$K$76])" office:value-type="float" office:value="3.6018" calcext:value-type="float">
            <text:p>3,6018</text:p>
          </table:table-cell>
          <table:table-cell table:number-columns-repeated="2"/>
          <table:table-cell table:style-name="ce29" office:value-type="string" calcext:value-type="string">
            <text:p>volume occupé par un csv coupeavec kirby en image fixe (Mo)</text:p>
          </table:table-cell>
          <table:table-cell table:style-name="ce32" table:formula="of:=500*0.001" office:value-type="float" office:value="0.5" calcext:value-type="float">
            <text:p>0,5</text:p>
          </table:table-cell>
          <table:table-cell table:style-name="ce30"/>
          <table:table-cell table:number-columns-repeated="20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76]*[.B78]*([.$K$74]*[.$K$78]+[.$K$75]*[.$K$76])" office:value-type="float" office:value="277.3386" calcext:value-type="float">
            <text:p>277,3386</text:p>
          </table:table-cell>
          <table:table-cell table:formula="of:=[.$D$76]*[.B78]*([.$K$74]*[.$K$78]+[.$K$75]*[.$K$76])" office:value-type="float" office:value="1186.3929" calcext:value-type="float">
            <text:p>1186,3929</text:p>
          </table:table-cell>
          <table:table-cell table:formula="of:=[.$E$76]*[.B78]*([.$K$74]*[.$K$78]+[.$K$75]*[.$K$76])" office:value-type="float" office:value="986.0928" calcext:value-type="float">
            <text:p>986,0928</text:p>
          </table:table-cell>
          <table:table-cell table:formula="of:=[.$F$76]*[.B78]*([.$K$74]*[.$K$78]+[.$K$75]*[.$K$77])" office:value-type="float" office:value="1617.3234" calcext:value-type="float">
            <text:p>1617,3234</text:p>
          </table:table-cell>
          <table:table-cell table:formula="of:=[.B78]*([.$K$74]*[.$K$78]+[.$K$75]*[.$K$76])" office:value-type="float" office:value="15.4077" calcext:value-type="float">
            <text:p>15,4077</text:p>
          </table:table-cell>
          <table:table-cell table:number-columns-repeated="2"/>
          <table:table-cell table:style-name="ce28" office:value-type="string" calcext:value-type="string">
            <text:p>volume occupé par un csv header</text:p>
          </table:table-cell>
          <table:table-cell table:style-name="ce32" table:formula="of:=100*0.000001" office:value-type="float" office:value="0.0001" calcext:value-type="float">
            <text:p>0,0001</text:p>
          </table:table-cell>
          <table:table-cell table:style-name="ce30"/>
          <table:table-cell table:number-columns-repeated="20"/>
        </table:table-row>
        <table:table-row table:style-name="ro2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76]*[.B79]*([.$K$74]*[.$K$78]+[.$K$75]*[.$K$76])" office:value-type="float" office:value="230.5152" calcext:value-type="float">
            <text:p>230,5152</text:p>
          </table:table-cell>
          <table:table-cell table:formula="of:=[.$D$76]*[.B79]*([.$K$74]*[.$K$78]+[.$K$75]*[.$K$76])" office:value-type="float" office:value="986.0928" calcext:value-type="float">
            <text:p>986,0928</text:p>
          </table:table-cell>
          <table:table-cell table:formula="of:=[.$E$76]*[.B79]*([.$K$74]*[.$K$78]+[.$K$75]*[.$K$76])" office:value-type="float" office:value="819.6096" calcext:value-type="float">
            <text:p>819,6096</text:p>
          </table:table-cell>
          <table:table-cell table:formula="of:=[.$F$76]*[.B79]*([.$K$74]*[.$K$78]+[.$K$75]*[.$K$77])" office:value-type="float" office:value="1344.2688" calcext:value-type="float">
            <text:p>1344,2688</text:p>
          </table:table-cell>
          <table:table-cell table:formula="of:=[.B79]*([.$K$74]*[.$K$78]+[.$K$75]*[.$K$76])" office:value-type="float" office:value="12.8064" calcext:value-type="float">
            <text:p>12,8064</text:p>
          </table:table-cell>
          <table:table-cell table:number-columns-repeated="2"/>
          <table:table-cell table:style-name="ce30" office:value-type="string" calcext:value-type="string">
            <text:p>SOMME (volume en Mo)</text:p>
          </table:table-cell>
          <table:table-cell table:style-name="ce30"/>
          <table:table-cell table:style-name="ce30" office:value-type="string" calcext:value-type="string">
            <text:p>SOMME (reg+reg_in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76]*[.B80]*([.$K$74]*[.$K$78]+[.$K$75]*[.$K$76])" office:value-type="float" office:value="151.2756" calcext:value-type="float">
            <text:p>151,2756</text:p>
          </table:table-cell>
          <table:table-cell table:formula="of:=[.$D$76]*[.B80]*([.$K$74]*[.$K$78]+[.$K$75]*[.$K$76])" office:value-type="float" office:value="647.1234" calcext:value-type="float">
            <text:p>647,1234</text:p>
          </table:table-cell>
          <table:table-cell table:formula="of:=[.$E$76]*[.B80]*([.$K$74]*[.$K$78]+[.$K$75]*[.$K$76])" office:value-type="float" office:value="537.8688" calcext:value-type="float">
            <text:p>537,8688</text:p>
          </table:table-cell>
          <table:table-cell table:formula="of:=[.$F$76]*[.B80]*([.$K$74]*[.$K$78]+[.$K$75]*[.$K$77])" office:value-type="float" office:value="882.1764" calcext:value-type="float">
            <text:p>882,1764</text:p>
          </table:table-cell>
          <table:table-cell table:formula="of:=[.B80]*([.$K$74]*[.$K$78]+[.$K$75]*[.$K$77])" office:value-type="float" office:value="21.0042" calcext:value-type="float">
            <text:p>21,0042</text:p>
          </table:table-cell>
          <table:table-cell table:number-columns-repeated="2"/>
          <table:table-cell table:style-name="ce31" table:formula="of:=SUM([.C77:.G80])" office:value-type="float" office:value="10669.6602" calcext:value-type="float">
            <text:p>10669,6602</text:p>
          </table:table-cell>
          <table:table-cell table:style-name="ce30"/>
          <table:table-cell table:style-name="ce31" table:formula="of:=[.J80]*2" office:value-type="float" office:value="21339.3204" calcext:value-type="float">
            <text:p>21339,3204</text:p>
          </table:table-cell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30" table:number-columns-repeated="3"/>
          <table:table-cell table:number-columns-repeated="20"/>
        </table:table-row>
        <table:table-row table:style-name="ro7">
          <table:table-cell table:style-name="ce1" office:value-type="string" calcext:value-type="string" table:number-columns-spanned="7" table:number-rows-spanned="1">
            <text:p>Estimation du volume occupé par les csv qui peuvent être générées (caption)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30" table:number-columns-repeated="3"/>
          <table:table-cell table:number-columns-repeated="20"/>
        </table:table-row>
        <table:table-row table:style-name="ro2">
          <table:table-cell table:style-name="ce2"/>
          <table:table-cell table:style-name="ce2"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7" office:value-type="string" calcext:value-type="string">
            <text:p>/</text:p>
          </table:table-cell>
          <table:table-cell table:number-columns-repeated="2"/>
          <table:table-cell table:style-name="ce29" office:value-type="string" calcext:value-type="string">
            <text:p>nb de csv/volume par un csv coupe avec autre que kirby en image fixe (Mo)</text:p>
          </table:table-cell>
          <table:table-cell table:style-name="ce32" office:value-type="float" office:value="640" calcext:value-type="float">
            <text:p>640</text:p>
          </table:table-cell>
          <table:table-cell table:style-name="ce30"/>
          <table:table-cell table:number-columns-repeated="20"/>
        </table:table-row>
        <table:table-row table:style-name="ro1">
          <table:table-cell table:style-name="ce2" office:value-type="string" calcext:value-type="string">
            <text:p>mobiles</text:p>
          </table:table-cell>
          <table:table-cell table:style-name="ce2" office:value-type="string" calcext:value-type="string">
            <text:p>nb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  <table:table-cell table:style-name="ce29" office:value-type="string" calcext:value-type="string">
            <text:p>nb de csv/volume par un csv coupe avec kirby en image fixe (Mo)</text:p>
          </table:table-cell>
          <table:table-cell table:style-name="ce32" office:value-type="float" office:value="1479" calcext:value-type="float">
            <text:p>1479</text:p>
          </table:table-cell>
          <table:table-cell table:style-name="ce30"/>
          <table:table-cell table:number-columns-repeated="20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84]*[.B85]*[.$K$83]*[.$K$85]" office:value-type="float" office:value="414.72" calcext:value-type="float">
            <text:p>414,72</text:p>
          </table:table-cell>
          <table:table-cell table:formula="of:=[.$D$84]*[.B85]*[.$K$83]*[.$K$85]" office:value-type="float" office:value="1774.08" calcext:value-type="float">
            <text:p>1774,08</text:p>
          </table:table-cell>
          <table:table-cell table:formula="of:=[.$E$84]*[.B85]*[.$K$83]*[.$K$85]" office:value-type="float" office:value="1474.56" calcext:value-type="float">
            <text:p>1474,56</text:p>
          </table:table-cell>
          <table:table-cell table:formula="of:=[.$F$84]*[.B85]*[.$K$84]*[.$K$85]" office:value-type="float" office:value="2236.248" calcext:value-type="float">
            <text:p>2236,248</text:p>
          </table:table-cell>
          <table:table-cell table:formula="of:=[.B85]*[.$K$83]*[.$K$85]" office:value-type="float" office:value="23.04" calcext:value-type="float">
            <text:p>23,04</text:p>
          </table:table-cell>
          <table:table-cell table:number-columns-repeated="2"/>
          <table:table-cell table:style-name="ce28" office:value-type="string" calcext:value-type="string">
            <text:p>volume occupé par un csv </text:p>
          </table:table-cell>
          <table:table-cell table:style-name="ce32" table:formula="of:=2*0.001" office:value-type="float" office:value="0.002" calcext:value-type="float">
            <text:p>0,002</text:p>
          </table:table-cell>
          <table:table-cell table:style-name="ce30"/>
          <table:table-cell table:number-columns-repeated="20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84]*[.B86]*[.$K$83]*[.$K$85]" office:value-type="float" office:value="1774.08" calcext:value-type="float">
            <text:p>1774,08</text:p>
          </table:table-cell>
          <table:table-cell table:formula="of:=[.$D$84]*[.B86]*[.$K$83]*[.$K$85]" office:value-type="float" office:value="7589.12" calcext:value-type="float">
            <text:p>7589,12</text:p>
          </table:table-cell>
          <table:table-cell table:formula="of:=[.$E$84]*[.B86]*[.$K$83]*[.$K$85]" office:value-type="float" office:value="6307.84" calcext:value-type="float">
            <text:p>6307,84</text:p>
          </table:table-cell>
          <table:table-cell table:formula="of:=[.$F$84]*[.B86]*[.$K$84]*[.$K$85]" office:value-type="float" office:value="9566.172" calcext:value-type="float">
            <text:p>9566,172</text:p>
          </table:table-cell>
          <table:table-cell table:formula="of:=[.B86]*[.$K$83]*[.$K$85]" office:value-type="float" office:value="98.56" calcext:value-type="float">
            <text:p>98,56</text:p>
          </table:table-cell>
          <table:table-cell table:number-columns-repeated="2"/>
          <table:table-cell table:style-name="ce30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84]*[.B87]*[.$K$83]*[.$K$85]" office:value-type="float" office:value="1474.56" calcext:value-type="float">
            <text:p>1474,56</text:p>
          </table:table-cell>
          <table:table-cell table:formula="of:=[.$D$84]*[.B87]*[.$K$83]*[.$K$85]" office:value-type="float" office:value="6307.84" calcext:value-type="float">
            <text:p>6307,84</text:p>
          </table:table-cell>
          <table:table-cell table:formula="of:=[.$E$84]*[.B87]*[.$K$83]*[.$K$85]" office:value-type="float" office:value="5242.88" calcext:value-type="float">
            <text:p>5242,88</text:p>
          </table:table-cell>
          <table:table-cell table:formula="of:=[.$F$84]*[.B87]*[.$K$84]*[.$K$85]" office:value-type="float" office:value="7951.104" calcext:value-type="float">
            <text:p>7951,104</text:p>
          </table:table-cell>
          <table:table-cell table:formula="of:=[.B87]*[.$K$83]*[.$K$85]" office:value-type="float" office:value="81.92" calcext:value-type="float">
            <text:p>81,92</text:p>
          </table:table-cell>
          <table:table-cell table:number-columns-repeated="2"/>
          <table:table-cell table:style-name="ce30" office:value-type="string" calcext:value-type="string">
            <text:p>SOMME (volume en Mo)</text:p>
          </table:table-cell>
          <table:table-cell table:style-name="ce30"/>
          <table:table-cell table:style-name="ce30" office:value-type="string" calcext:value-type="string">
            <text:p>SOMME (reg+reg_in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84]*[.B88]*[.$K$83]*[.$K$85]" office:value-type="float" office:value="967.68" calcext:value-type="float">
            <text:p>967,68</text:p>
          </table:table-cell>
          <table:table-cell table:formula="of:=[.$D$84]*[.B88]*[.$K$83]*[.$K$85]" office:value-type="float" office:value="4139.52" calcext:value-type="float">
            <text:p>4139,52</text:p>
          </table:table-cell>
          <table:table-cell table:formula="of:=[.$E$84]*[.B88]*[.$K$83]*[.$K$85]" office:value-type="float" office:value="3440.64" calcext:value-type="float">
            <text:p>3440,64</text:p>
          </table:table-cell>
          <table:table-cell table:formula="of:=[.$F$84]*[.B88]*[.$K$84]*[.$K$85]" office:value-type="float" office:value="5217.912" calcext:value-type="float">
            <text:p>5217,912</text:p>
          </table:table-cell>
          <table:table-cell table:formula="of:=[.B88]*[.$K$84]*[.$K$85]" office:value-type="float" office:value="124.236" calcext:value-type="float">
            <text:p>124,236</text:p>
          </table:table-cell>
          <table:table-cell table:number-columns-repeated="2"/>
          <table:table-cell table:style-name="ce31" table:formula="of:=SUM([.C85:.G88])" office:value-type="float" office:value="66206.712" calcext:value-type="float">
            <text:p>66206,712</text:p>
          </table:table-cell>
          <table:table-cell table:style-name="ce30"/>
          <table:table-cell table:style-name="ce31" table:formula="of:=[.J88]*2" office:value-type="float" office:value="132413.424" calcext:value-type="float">
            <text:p>132413,424</text:p>
          </table:table-cell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30" table:number-columns-repeated="3"/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style-name="ce9" table:number-columns-repeated="2"/>
          <table:table-cell table:style-name="ce16"/>
          <table:table-cell table:style-name="ce16" office:value-type="string" calcext:value-type="string">
            <text:p>en Mo</text:p>
          </table:table-cell>
          <table:table-cell table:style-name="ce16" office:value-type="string" calcext:value-type="string">
            <text:p>en Go</text:p>
          </table:table-cell>
          <table:table-cell table:style-name="ce16" office:value-type="string" calcext:value-type="string">
            <text:p>en To</text:p>
          </table:table-cell>
          <table:table-cell table:style-name="ce9"/>
          <table:table-cell table:number-columns-repeated="2"/>
          <table:table-cell table:style-name="ce9"/>
          <table:table-cell table:number-columns-repeated="22"/>
        </table:table-row>
        <table:table-row table:style-name="ro8">
          <table:table-cell table:style-name="ce9" table:number-columns-repeated="2"/>
          <table:table-cell table:style-name="ce16" office:value-type="string" calcext:value-type="string">
            <text:p>SOMME TOTALE</text:p>
          </table:table-cell>
          <table:table-cell table:style-name="ce16" table:formula="of:=SUM([.L88];[.L80];[.L72];[.J61];[.J53];[.J35];[.J17])" office:value-type="float" office:value="16785101.6344" calcext:value-type="float">
            <text:p>16785101,6344</text:p>
          </table:table-cell>
          <table:table-cell table:style-name="ce16" table:formula="of:=[.D92]*0.001" office:value-type="float" office:value="16785.1016344" calcext:value-type="float">
            <text:p>16785,1016344</text:p>
          </table:table-cell>
          <table:table-cell table:style-name="ce16" table:formula="of:=[.E92]*0.001" office:value-type="float" office:value="16.7851016344" calcext:value-type="float">
            <text:p>16,7851016344</text:p>
          </table:table-cell>
          <table:table-cell table:style-name="ce9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"/>
          <table:table-cell table:style-name="ce9"/>
          <table:table-cell table:number-columns-repeated="22"/>
        </table:table-row>
        <table:table-row table:style-name="ro1" table:number-rows-repeated="6">
          <table:table-cell table:style-name="ce11" table:number-columns-repeated="15"/>
          <table:table-cell table:style-name="Default" table:number-columns-repeated="17"/>
        </table:table-row>
        <table:table-row table:style-name="ro1">
          <table:table-cell table:style-name="ce11" table:number-columns-repeated="15"/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30:08.365817709</meta:creation-date>
    <dc:date>2024-01-30T15:07:02.193572058</dc:date>
    <meta:editing-duration>PT2H56M11S</meta:editing-duration>
    <meta:editing-cycles>60</meta:editing-cycles>
    <meta:generator>LibreOffice/7.3.7.2$Linux_X86_64 LibreOffice_project/30$Build-2</meta:generator>
    <meta:document-statistic meta:table-count="1" meta:cell-count="497" meta:object-count="0"/>
  </office:meta>
</office:document-meta>
</file>